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A000008A0E519EA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9" style:family="graphic" style:parent-style-name="standard">
      <style:graphic-properties draw:fill="solid" draw:fill-color="#ff99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style:text-autospace="none">
        <style:tab-stops>
          <style:tab-stop style:position="0.933cm"/>
        </style:tab-stops>
      </style:paragraph-properties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5" style:family="paragraph">
      <style:text-properties fo:color="#ff0066"/>
    </style:style>
    <style:style style:name="P6" style:family="paragraph">
      <style:text-properties fo:color="#ff0066"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Menlo-Regular" fo:font-size="18pt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f6e74" style:text-outline="false" style:text-line-through-style="none" style:text-line-through-type="none" style:font-name="Menlo-Regular" fo:font-size="18pt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3333" style:text-outline="false" style:text-line-through-style="none" style:text-line-through-type="none" style:font-name="Menlo-Regular" fo:font-size="18pt" fo:font-style="normal" fo:text-shadow="none" style:text-underline-style="none" fo:font-weight="normal" style:letter-kerning="true" style:font-name-asian="Menlo-Regular" style:font-size-asian="18pt" style:font-style-asian="normal" style:font-weight-asian="normal" style:font-name-complex="Menl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66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9cm" svg:height="25.939cm" svg:x="17.657cm" svg:y="4.651cm">
          <draw:image xlink:href="Pictures/10000201000004DA000008A0E519EAE3.png" xlink:type="simple" xlink:show="embed" xlink:actuate="onLoad">
            <text:p/>
          </draw:image>
        </draw:frame>
        <draw:line draw:style-name="gr2" draw:text-style-name="P1" draw:layer="layout" svg:x1="32.242cm" svg:y1="28.305cm" svg:x2="36.941cm" svg:y2="26.146cm">
          <text:p/>
        </draw:line>
        <draw:line draw:style-name="gr2" draw:text-style-name="P1" draw:layer="layout" svg:x1="32.115cm" svg:y1="29.702cm" svg:x2="36.941cm" svg:y2="28.432cm">
          <text:p/>
        </draw:line>
        <draw:frame draw:style-name="gr3" draw:text-style-name="P3" draw:layer="layout" svg:width="6.89cm" svg:height="1.102cm" svg:x="37.068cm" svg:y="27.797cm">
          <draw:text-box>
            <text:p text:style-name="P2"><text:span text:style-name="T1">CameraViewController</text:span></text:p>
          </draw:text-box>
        </draw:frame>
        <draw:line draw:style-name="gr2" draw:text-style-name="P1" draw:layer="layout" svg:x1="27.543cm" svg:y1="30.591cm" svg:x2="33.258cm" svg:y2="32.242cm">
          <text:p/>
        </draw:line>
        <draw:frame draw:style-name="gr3" draw:text-style-name="P3" draw:layer="layout" svg:width="5.231cm" svg:height="1.102cm" svg:x="33.488cm" svg:y="31.648cm">
          <draw:text-box>
            <text:p text:style-name="P2"><text:span text:style-name="T2">SettingController</text:span></text:p>
          </draw:text-box>
        </draw:frame>
        <draw:line draw:style-name="gr2" draw:text-style-name="P1" draw:layer="layout" svg:x1="22.844cm" svg:y1="30.718cm" svg:x2="33.258cm" svg:y2="34.02cm">
          <text:p/>
        </draw:line>
        <draw:frame draw:style-name="gr3" draw:text-style-name="P3" draw:layer="layout" svg:width="10.488cm" svg:height="1.102cm" svg:x="33.512cm" svg:y="33.426cm">
          <draw:text-box>
            <text:p text:style-name="P2"><text:span text:style-name="T1">DecryptPhotoGalleryViewController</text:span></text:p>
          </draw:text-box>
        </draw:frame>
        <draw:frame draw:style-name="gr3" draw:text-style-name="P3" draw:layer="layout" svg:width="6.005cm" svg:height="1.102cm" svg:x="7.568cm" svg:y="27.924cm">
          <draw:text-box>
            <text:p text:style-name="P2"><text:span text:style-name="T2">MainViewController</text:span></text:p>
          </draw:text-box>
        </draw:frame>
        <draw:custom-shape draw:style-name="gr4" draw:text-style-name="P1" draw:layer="layout" svg:width="0.508cm" svg:height="2.54cm" svg:x="16.875cm" svg:y="28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762cm" svg:height="2.413cm" svg:x="32.35cm" svg:y="28.305cm">
          <text:p/>
          <draw:enhanced-geometry svg:viewBox="0 0 21600 21600" draw:glue-points="0 0 0 21600 21600 10800" draw:text-areas="0 ?f9 7800 ?f10" draw:type="right-brace" draw:modifiers="1800 11444.24192212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446cm" svg:y1="28.559cm" svg:x2="16.875cm" svg:y2="29.575cm">
          <text:p/>
        </draw:line>
        <draw:custom-shape draw:style-name="gr4" draw:text-style-name="P1" draw:layer="layout" svg:width="1.016cm" svg:height="18.161cm" svg:x="16.24cm" svg:y="9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5.091cm" svg:height="0.962cm" svg:x="10.779cm" svg:y="18.072cm">
          <draw:text-box>
            <text:p>MyListController</text:p>
          </draw:text-box>
        </draw:frame>
        <draw:frame draw:style-name="gr5" draw:text-style-name="P3" draw:layer="layout" svg:width="5.091cm" svg:height="1.953cm" svg:x="9.574cm" svg:y="7.683cm">
          <draw:text-box>
            <text:p><text:span text:style-name="T2">MyListController</text:span></text:p>
            <text:p text:style-name="P2"><text:span text:style-name="T3">searchBar</text:span></text:p>
          </draw:text-box>
        </draw:frame>
        <draw:line draw:style-name="gr2" draw:text-style-name="P1" draw:layer="layout" svg:x1="14.589cm" svg:y1="8.493cm" svg:x2="17.483cm" svg:y2="8.493cm">
          <text:p/>
        </draw:line>
        <draw:line draw:style-name="gr2" draw:text-style-name="P1" draw:layer="layout" svg:x1="35.009cm" svg:y1="6.588cm" svg:x2="31.988cm" svg:y2="6.615cm">
          <text:p/>
        </draw:line>
        <draw:line draw:style-name="gr2" draw:text-style-name="P1" draw:layer="layout" svg:x1="15.732cm" svg:y1="6.588cm" svg:x2="18.018cm" svg:y2="6.588cm">
          <text:p/>
        </draw:line>
        <draw:frame draw:style-name="gr3" draw:text-style-name="P3" draw:layer="layout" svg:width="8.689cm" svg:height="1.102cm" svg:x="6.815cm" svg:y="5.98cm">
          <draw:text-box>
            <text:p text:style-name="P2"><text:span text:style-name="T1">addNewPasswordButtonPlus</text:span></text:p>
          </draw:text-box>
        </draw:frame>
        <draw:frame draw:style-name="gr3" draw:text-style-name="P3" draw:layer="layout" svg:width="6.433cm" svg:height="1.102cm" svg:x="35.29cm" svg:y="6.08cm">
          <draw:text-box>
            <text:p text:style-name="P2"><text:span text:style-name="T1">editDeleteItemButton</text:span></text:p>
          </draw:text-box>
        </draw:frame>
        <draw:line draw:style-name="gr6" draw:text-style-name="P1" draw:layer="layout" svg:x1="17.764cm" svg:y1="31.153cm" svg:x2="32.369cm" svg:y2="31.153cm">
          <text:p/>
        </draw:line>
        <draw:frame draw:style-name="gr7" draw:text-style-name="P4" draw:layer="layout" svg:width="7.366cm" svg:height="1.953cm" svg:x="37.322cm" svg:y="25.639cm">
          <draw:text-box>
            <text:p text:style-name="P2"><text:span text:style-name="T1">MainViewController</text:span></text:p>
            <text:p text:style-name="P2"><text:span text:style-name="T1"><text:tab/></text:span><text:span text:style-name="T1">tabBarController</text:span></text:p>
          </draw:text-box>
        </draw:frame>
        <draw:custom-shape draw:style-name="gr4" draw:text-style-name="P1" draw:layer="layout" svg:width="11.176cm" svg:height="6.985cm" svg:x="17.129cm" svg:y="34.6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2.691cm" svg:height="0.962cm" svg:x="18.375cm" svg:y="34.147cm">
          <draw:text-box>
            <text:p>nsArray</text:p>
          </draw:text-box>
        </draw:frame>
        <draw:custom-shape draw:style-name="gr4" draw:text-style-name="P1" draw:layer="layout" svg:width="12.827cm" svg:height="8.255cm" svg:x="15.986cm" svg:y="33.63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5.349cm" svg:height="0.882cm" svg:x="17.027cm" svg:y="32.056cm">
          <draw:text-box>
            <text:p text:style-name="P5"><text:span text:style-name="T4">RootViewController</text:span></text:p>
          </draw:text-box>
        </draw:frame>
        <draw:custom-shape draw:style-name="gr9" draw:text-style-name="P7" draw:layer="layout" svg:width="9.398cm" svg:height="1.27cm" svg:x="17.637cm" svg:y="36.617cm">
          <text:p text:style-name="P7"><text:span text:style-name="T5">Navigator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921cm" svg:height="0.889cm" svg:x="25.003cm" svg:y="36.817cm">
          <text:p text:style-name="P1">Photo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398cm" svg:height="1.27cm" svg:x="17.637cm" svg:y="38.017cm">
          <text:p text:style-name="P7"><text:span text:style-name="T5">Navigator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921cm" svg:height="0.889cm" svg:x="25.003cm" svg:y="38.217cm">
          <text:p text:style-name="P1">Setting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398cm" svg:height="1.27cm" svg:x="17.637cm" svg:y="39.417cm">
          <text:p text:style-name="P7"><text:span text:style-name="T5">Navigator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921cm" svg:height="0.889cm" svg:x="25.003cm" svg:y="39.617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9.398cm" svg:height="1.27cm" svg:x="17.637cm" svg:y="35.217cm">
          <text:p text:style-name="P7"><text:span text:style-name="T5">Navigator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921cm" svg:height="0.889cm" svg:x="25.003cm" svg:y="35.417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97cm" svg:height="9.779cm" svg:x="15.478cm" svg:y="32.36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4.608cm" svg:height="0.882cm" svg:x="17.293cm" svg:y="33.138cm">
          <draw:text-box>
            <text:p><text:span text:style-name="T5">tabBarContr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47:06.580907000</meta:creation-date>
    <dc:date>2015-08-13T15:47:49.501913000</dc:date>
    <meta:editing-duration>P0D</meta:editing-duration>
    <meta:editing-cycles>1</meta:editing-cycles>
    <meta:document-statistic meta:object-count="36"/>
    <meta:generator>LibreOffice/4.2.5.2$MacOSX_X86_64 LibreOffice_project/61cb170a04bb1f12e77c884eab9192be736ec5f5</meta:generator>
  </office:meta>
</office:document-meta>
</file>